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ony Blu-ra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number-columns-repeated="3"/>
          <table:table-cell table:style-name="ce1" office:value-type="string" calcext:value-type="string">
            <text:p>TV</text:p>
          </table:table-cell>
          <table:table-cell table:number-columns-repeated="4"/>
          <table:table-cell table:style-name="ce1" office:value-type="string" calcext:value-type="string">
            <text:p>HDMI1</text:p>
          </table:table-cell>
          <table:table-cell table:number-columns-repeated="4"/>
          <table:table-cell table:style-name="ce1" office:value-type="string" calcext:value-type="string">
            <text:p>HDMI2</text:p>
          </table:table-cell>
          <table:table-cell table:number-columns-repeated="4"/>
          <table:table-cell table:style-name="ce1" office:value-type="string" calcext:value-type="string">
            <text:p>HDMI3</text:p>
          </table:table-cell>
          <table:table-cell table:number-columns-repeated="4"/>
          <table:table-cell table:style-name="ce1" office:value-type="string" calcext:value-type="string">
            <text:p>HDMI4</text:p>
          </table:table-cell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2414" calcext:value-type="float">
            <text:p>2414</text:p>
          </table:table-cell>
          <table:table-cell table:number-columns-repeated="3"/>
          <table:table-cell office:value-type="string" calcext:value-type="string">
            <text:p>pulse</text:p>
          </table:table-cell>
          <table:table-cell office:value-type="float" office:value="2432" calcext:value-type="float">
            <text:p>2432</text:p>
          </table:table-cell>
          <table:table-cell table:number-columns-repeated="3"/>
          <table:table-cell office:value-type="string" calcext:value-type="string">
            <text:p>pulse</text:p>
          </table:table-cell>
          <table:table-cell office:value-type="float" office:value="2429" calcext:value-type="float">
            <text:p>2429</text:p>
          </table:table-cell>
          <table:table-cell table:number-columns-repeated="3"/>
          <table:table-cell office:value-type="string" calcext:value-type="string">
            <text:p>pulse</text:p>
          </table:table-cell>
          <table:table-cell office:value-type="float" office:value="2426" calcext:value-type="float">
            <text:p>2426</text:p>
          </table:table-cell>
          <table:table-cell table:number-columns-repeated="3"/>
          <table:table-cell office:value-type="string" calcext:value-type="string">
            <text:p>pulse</text:p>
          </table:table-cell>
          <table:table-cell office:value-type="float" office:value="2424" calcext:value-type="float">
            <text:p>2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610" calcext:value-type="float">
            <text:p>61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3" calcext:value-type="float">
            <text:p>60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7" calcext:value-type="float">
            <text:p>60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11" calcext:value-type="float">
            <text:p>61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77" calcext:value-type="float">
            <text:p>57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9" calcext:value-type="float">
            <text:p>599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3" calcext:value-type="float">
            <text:p>59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17" calcext:value-type="float">
            <text:p>61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90" calcext:value-type="float">
            <text:p>59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25" calcext:value-type="float">
            <text:p>625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0" calcext:value-type="float">
            <text:p>58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8" calcext:value-type="float">
            <text:p>58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653" calcext:value-type="float">
            <text:p>65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68" calcext:value-type="float">
            <text:p>56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4" calcext:value-type="float">
            <text:p>594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3" calcext:value-type="float">
            <text:p>59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89" calcext:value-type="float">
            <text:p>589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3" calcext:value-type="float">
            <text:p>59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62" calcext:value-type="float">
            <text:p>562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10" calcext:value-type="float">
            <text:p>61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619" calcext:value-type="float">
            <text:p>619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74" calcext:value-type="float">
            <text:p>574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1" calcext:value-type="float">
            <text:p>60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1" calcext:value-type="float">
            <text:p>60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97" calcext:value-type="float">
            <text:p>59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8" calcext:value-type="float">
            <text:p>59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1" calcext:value-type="float">
            <text:p>58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51" calcext:value-type="float">
            <text:p>55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87" calcext:value-type="float">
            <text:p>58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3" calcext:value-type="float">
            <text:p>59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0" calcext:value-type="float">
            <text:p>59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22" calcext:value-type="float">
            <text:p>622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75" calcext:value-type="float">
            <text:p>575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4" calcext:value-type="float">
            <text:p>594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3" calcext:value-type="float">
            <text:p>58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8" calcext:value-type="float">
            <text:p>59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54" calcext:value-type="float">
            <text:p>554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10" calcext:value-type="float">
            <text:p>61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38" calcext:value-type="float">
            <text:p>63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2" calcext:value-type="float">
            <text:p>582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83" calcext:value-type="float">
            <text:p>58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5" calcext:value-type="float">
            <text:p>595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3" calcext:value-type="float">
            <text:p>58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59" calcext:value-type="float">
            <text:p>559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77" calcext:value-type="float">
            <text:p>57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78" calcext:value-type="float">
            <text:p>57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5" calcext:value-type="float">
            <text:p>595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58" calcext:value-type="float">
            <text:p>55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0" calcext:value-type="float">
            <text:p>59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11" calcext:value-type="float">
            <text:p>61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7" calcext:value-type="float">
            <text:p>59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641" calcext:value-type="float">
            <text:p>64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52" calcext:value-type="float">
            <text:p>552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7" calcext:value-type="float">
            <text:p>59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95" calcext:value-type="float">
            <text:p>595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8" calcext:value-type="float">
            <text:p>59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5" calcext:value-type="float">
            <text:p>595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1" calcext:value-type="float">
            <text:p>60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19101" calcext:value-type="float">
            <text:p>1910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20379" calcext:value-type="float">
            <text:p>20379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19771" calcext:value-type="float">
            <text:p>1977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20378" calcext:value-type="float">
            <text:p>2037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19755" calcext:value-type="float">
            <text:p>19755</text:p>
          </table:table-cell>
          <table:table-cell table:number-columns-repeated="2"/>
        </table:table-row>
        <table:table-row table:style-name="ro1" table:number-rows-repeated="104854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ony Stereo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ulse</text:p>
          </table:table-cell>
          <table:table-cell office:value-type="float" office:value="2421" calcext:value-type="float">
            <text:p>2421</text:p>
          </table:table-cell>
          <table:table-cell/>
          <table:table-cell table:style-name="ce1" office:value-type="string" calcext:value-type="string">
            <text:p>Function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2423" calcext:value-type="float">
            <text:p>2423</text:p>
          </table:table-cell>
          <table:table-cell/>
          <table:table-cell table:style-name="ce1" office:value-type="string" calcext:value-type="string">
            <text:p>Band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2413" calcext:value-type="float">
            <text:p>2413</text:p>
          </table:table-cell>
          <table:table-cell/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618" calcext:value-type="float">
            <text:p>61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9" calcext:value-type="float">
            <text:p>599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85" calcext:value-type="float">
            <text:p>585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6" calcext:value-type="float">
            <text:p>586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602" calcext:value-type="float">
            <text:p>602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2" calcext:value-type="float">
            <text:p>592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97" calcext:value-type="float">
            <text:p>59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4" calcext:value-type="float">
            <text:p>594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85" calcext:value-type="float">
            <text:p>585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7" calcext:value-type="float">
            <text:p>59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98" calcext:value-type="float">
            <text:p>59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63" calcext:value-type="float">
            <text:p>56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603" calcext:value-type="float">
            <text:p>60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0" calcext:value-type="float">
            <text:p>59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97" calcext:value-type="float">
            <text:p>597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38" calcext:value-type="float">
            <text:p>63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93" calcext:value-type="float">
            <text:p>593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5" calcext:value-type="float">
            <text:p>595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90" calcext:value-type="float">
            <text:p>590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8" calcext:value-type="float">
            <text:p>598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76" calcext:value-type="float">
            <text:p>576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2" calcext:value-type="float">
            <text:p>592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554" calcext:value-type="float">
            <text:p>554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625" calcext:value-type="float">
            <text:p>625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ulse</text:p>
          </table:table-cell>
          <table:table-cell office:value-type="float" office:value="1217" calcext:value-type="float">
            <text:p>12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24522" calcext:value-type="float">
            <text:p>24522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23931" calcext:value-type="float">
            <text:p>23931</text:p>
          </table:table-cell>
          <table:table-cell table:number-columns-repeated="3"/>
          <table:table-cell office:value-type="string" calcext:value-type="string">
            <text:p>space</text:p>
          </table:table-cell>
          <table:table-cell office:value-type="float" office:value="25708" calcext:value-type="float">
            <text:p>25708</text:p>
          </table:table-cell>
          <table:table-cell table:number-columns-repeated="2"/>
        </table:table-row>
        <table:table-row table:style-name="ro1" table:number-rows-repeated="104854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5:03:39.331276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6:55:19.321493316</meta:creation-date>
    <dc:date>2015-06-09T15:08:11.647761837</dc:date>
    <meta:editing-duration>PT1M12S</meta:editing-duration>
    <meta:editing-cycles>2</meta:editing-cycles>
    <meta:generator>LibreOffice/4.2.8.2$Linux_X86_64 LibreOffice_project/420m0$Build-2</meta:generator>
    <meta:document-statistic meta:table-count="2" meta:cell-count="624" meta:object-count="0"/>
  </office:meta>
</office:document-meta>
</file>